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B700000071E6A4831387C6A5D3.png" manifest:media-type="image/png"/>
  <manifest:file-entry manifest:full-path="Pictures/10000000000002F20000007F241F027BA4879740.gif" manifest:media-type="image/gi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6.951cm" style:rel-column-width="65535*"/>
    </style:style>
    <style:style style:name="Taula1.1" style:family="table-row">
      <style:table-row-properties style:min-row-height="0.529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723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language="en" fo:country="US" style:text-underline-style="none" fo:font-weight="bold" officeooo:rsid="003a33e3" officeooo:paragraph-rsid="003a33e3" style:font-size-asian="10pt" style:font-weight-asian="bold"/>
    </style:style>
    <style:style style:name="P2" style:family="paragraph" style:parent-style-name="Standard">
      <style:text-properties fo:language="en" fo:country="US" officeooo:paragraph-rsid="002e1fcc"/>
    </style:style>
    <style:style style:name="P3" style:family="paragraph" style:parent-style-name="Footnote">
      <style:paragraph-properties fo:padding="0cm" fo:border="none" style:snap-to-layout-grid="false"/>
      <style:text-properties fo:language="en" fo:country="US" officeooo:paragraph-rsid="002e1fcc"/>
    </style:style>
    <style:style style:name="P4" style:family="paragraph" style:parent-style-name="Footnote">
      <style:paragraph-properties fo:text-align="end" style:justify-single-word="false" fo:padding="0cm" fo:border="none" style:snap-to-layout-grid="false"/>
      <style:text-properties fo:language="en" fo:country="US" officeooo:paragraph-rsid="002e1fcc"/>
    </style:style>
    <style:style style:name="P5" style:family="paragraph" style:parent-style-name="Standard">
      <style:paragraph-properties fo:text-align="end" style:justify-single-word="false"/>
      <style:text-properties fo:language="en" fo:country="US" officeooo:paragraph-rsid="002e1fcc"/>
    </style:style>
    <style:style style:name="P6" style:family="paragraph" style:parent-style-name="Standard">
      <style:paragraph-properties fo:text-align="justify" style:justify-single-word="false" style:snap-to-layout-grid="false"/>
      <style:text-properties fo:language="en" fo:country="US" officeooo:paragraph-rsid="002c3669"/>
    </style:style>
    <style:style style:name="P7" style:family="paragraph" style:parent-style-name="Standard">
      <style:text-properties fo:language="en" fo:country="US" officeooo:paragraph-rsid="002c3669"/>
    </style:style>
    <style:style style:name="P8" style:family="paragraph" style:parent-style-name="Footnote">
      <style:paragraph-properties fo:padding="0cm" fo:border="none"/>
      <style:text-properties fo:font-size="8pt" fo:language="en" fo:country="US" officeooo:paragraph-rsid="002e1fcc" style:font-size-asian="8pt" style:font-size-complex="8pt"/>
    </style:style>
    <style:style style:name="P9" style:family="paragraph" style:parent-style-name="Standard">
      <loext:graphic-properties draw:fill-gradient-name="gradient" draw:fill-hatch-name="hatch"/>
      <style:paragraph-properties fo:line-height="115%"/>
      <style:text-properties style:font-name="arial" fo:language="en" fo:country="US" officeooo:rsid="0017d435" officeooo:paragraph-rsid="005144d7"/>
    </style:style>
    <style:style style:name="P10" style:family="paragraph" style:parent-style-name="Standard">
      <loext:graphic-properties draw:fill-gradient-name="gradient" draw:fill-hatch-name="hatch"/>
      <style:paragraph-properties fo:margin-left="1.27cm" fo:margin-right="0cm" fo:line-height="115%" fo:text-indent="0cm" style:auto-text-indent="false"/>
      <style:text-properties style:font-name="arial" fo:language="en" fo:country="US" officeooo:rsid="0017d435" officeooo:paragraph-rsid="005144d7"/>
    </style:style>
    <style:style style:name="P11" style:family="paragraph" style:parent-style-name="Standard">
      <loext:graphic-properties draw:fill-gradient-name="gradient" draw:fill-hatch-name="hatch"/>
      <style:paragraph-properties fo:line-height="115%"/>
      <style:text-properties style:font-name="arial" fo:language="en" fo:country="US" fo:font-weight="bold" officeooo:rsid="005144d7" officeooo:paragraph-rsid="005144d7" style:font-weight-asian="bold" style:font-weight-complex="bold"/>
    </style:style>
    <style:style style:name="P12" style:family="paragraph" style:parent-style-name="Standard">
      <loext:graphic-properties draw:fill-gradient-name="gradient" draw:fill-hatch-name="hatch"/>
      <style:paragraph-properties fo:line-height="115%"/>
      <style:text-properties style:font-name="arial" fo:language="en" fo:country="US" officeooo:rsid="005144d7" officeooo:paragraph-rsid="005144d7"/>
    </style:style>
    <style:style style:name="P13" style:family="paragraph" style:parent-style-name="Standard">
      <loext:graphic-properties draw:fill-gradient-name="gradient" draw:fill-hatch-name="hatch"/>
      <style:paragraph-properties fo:margin-left="1.27cm" fo:margin-right="0cm" fo:line-height="115%" fo:text-indent="0cm" style:auto-text-indent="false"/>
      <style:text-properties style:font-name="arial" fo:language="en" fo:country="US" officeooo:rsid="005144d7" officeooo:paragraph-rsid="005144d7"/>
    </style:style>
    <style:style style:name="P14" style:family="paragraph" style:parent-style-name="Standard">
      <loext:graphic-properties draw:fill-gradient-name="gradient" draw:fill-hatch-name="hatch"/>
      <style:paragraph-properties fo:margin-left="1.27cm" fo:margin-right="0cm" fo:line-height="115%" fo:text-indent="0cm" style:auto-text-indent="false"/>
      <style:text-properties style:font-name="arial" fo:language="en" fo:country="US" fo:font-weight="normal" officeooo:rsid="005144d7" officeooo:paragraph-rsid="005144d7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language="en" fo:country="US" style:text-underline-style="none" fo:font-weight="normal" officeooo:rsid="0017d435" officeooo:paragraph-rsid="005144d7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2pt" fo:language="en" fo:country="US" style:text-underline-style="none" fo:font-weight="normal" officeooo:rsid="005287b7" officeooo:paragraph-rsid="005287b7" style:font-size-asian="12pt" style:font-weight-asian="normal" style:font-size-complex="12pt" style:font-weight-complex="normal"/>
    </style:style>
    <style:style style:name="P17" style:family="paragraph" style:parent-style-name="Text_20_body">
      <loext:graphic-properties draw:fill-gradient-name="gradient" draw:fill-hatch-name="hatch"/>
      <style:paragraph-properties fo:margin-top="0cm" fo:margin-bottom="0.349cm" style:contextual-spacing="false" fo:line-height="115%" fo:text-align="justify" style:justify-single-word="false"/>
      <style:text-properties style:font-name="arial" fo:font-size="12pt" fo:language="en" fo:country="US" style:text-underline-style="none" fo:font-weight="normal" officeooo:rsid="005287b7" officeooo:paragraph-rsid="005287b7" style:font-size-asian="12pt" style:font-weight-asian="normal" style:font-size-complex="12pt" style:font-weight-complex="normal"/>
    </style:style>
    <style:style style:name="P18" style:family="paragraph" style:parent-style-name="Text_20_body">
      <loext:graphic-properties draw:fill-gradient-name="gradient" draw:fill-hatch-name="hatch"/>
      <style:paragraph-properties fo:margin-left="1.27cm" fo:margin-right="0cm" fo:margin-top="0cm" fo:margin-bottom="0.349cm" style:contextual-spacing="false" fo:line-height="115%" fo:text-align="justify" style:justify-single-word="false" fo:text-indent="0cm" style:auto-text-indent="false"/>
      <style:text-properties style:font-name="arial" fo:font-size="12pt" fo:language="en" fo:country="US" style:text-underline-style="none" fo:font-weight="normal" officeooo:rsid="00540cc3" officeooo:paragraph-rsid="00540cc3" style:font-size-asian="12pt" style:font-weight-asian="normal" style:font-size-complex="12pt" style:font-weight-complex="normal"/>
    </style:style>
    <style:style style:name="P19" style:family="paragraph" style:parent-style-name="Text_20_body">
      <loext:graphic-properties draw:fill-gradient-name="gradient" draw:fill-hatch-name="hatch"/>
      <style:paragraph-properties fo:margin-top="0cm" fo:margin-bottom="0.349cm" style:contextual-spacing="false" fo:line-height="115%" fo:text-align="justify" style:justify-single-word="false"/>
      <style:text-properties style:font-name="arial" fo:font-size="12pt" fo:language="en" fo:country="US" style:text-underline-style="none" fo:font-weight="normal" officeooo:rsid="00540cc3" officeooo:paragraph-rsid="00540cc3" style:font-size-asian="12pt" style:font-weight-asian="normal" style:font-size-complex="12pt" style:font-weight-complex="normal"/>
    </style:style>
    <style:style style:name="P20" style:family="paragraph" style:parent-style-name="Text_20_body">
      <loext:graphic-properties draw:fill-gradient-name="gradient" draw:fill-hatch-name="hatch"/>
      <style:paragraph-properties fo:margin-top="0cm" fo:margin-bottom="0.349cm" style:contextual-spacing="false" fo:line-height="115%" fo:text-align="justify" style:justify-single-word="false"/>
      <style:text-properties style:font-name="arial" fo:font-size="12pt" fo:language="en" fo:country="US" style:text-underline-style="none" fo:font-weight="normal" officeooo:rsid="00557979" officeooo:paragraph-rsid="00557979" style:font-size-asian="12pt" style:font-weight-asian="normal" style:font-size-complex="12pt" style:font-weight-complex="normal"/>
    </style:style>
    <style:style style:name="P21" style:family="paragraph" style:parent-style-name="Text_20_body">
      <loext:graphic-properties draw:fill-gradient-name="gradient" draw:fill-hatch-name="hatch"/>
      <style:paragraph-properties fo:margin-top="0cm" fo:margin-bottom="0.349cm" style:contextual-spacing="false" fo:line-height="115%" fo:text-align="justify" style:justify-single-word="false"/>
      <style:text-properties style:font-name="arial" fo:font-size="12pt" fo:language="en" fo:country="US" style:text-underline-style="none" fo:font-weight="normal" officeooo:rsid="00568dc7" officeooo:paragraph-rsid="00568dc7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line-height="115%"/>
      <style:text-properties style:font-name="arial" fo:font-size="6pt" fo:language="en" fo:country="US" style:text-underline-style="none" fo:font-weight="normal" officeooo:rsid="0017d435" officeooo:paragraph-rsid="00586d13" style:font-size-asian="5.25pt" style:font-weight-asian="normal" style:font-size-complex="6pt" style:font-weight-complex="normal"/>
    </style:style>
    <style:style style:name="P23" style:family="paragraph" style:parent-style-name="Text_20_body">
      <loext:graphic-properties draw:fill-gradient-name="gradient" draw:fill-hatch-name="hatch"/>
      <style:paragraph-properties fo:margin-top="0cm" fo:margin-bottom="0.349cm" style:contextual-spacing="false" fo:line-height="115%" fo:text-align="justify" style:justify-single-word="false"/>
      <style:text-properties style:font-name="arial" fo:font-size="6pt" fo:language="en" fo:country="US" style:text-underline-style="none" fo:font-weight="normal" officeooo:rsid="00540cc3" officeooo:paragraph-rsid="00540cc3" style:font-size-asian="5.25pt" style:font-weight-asian="normal" style:font-size-complex="6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14pt" fo:language="en" fo:country="US" style:text-underline-style="none" fo:font-weight="bold" officeooo:rsid="005287b7" officeooo:paragraph-rsid="005287b7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text-align="justify" style:justify-single-word="false"/>
      <style:text-properties style:font-name="Arial1" fo:font-size="6pt" fo:language="en" fo:country="US" style:text-underline-style="none" fo:font-weight="bold" officeooo:rsid="005144d7" officeooo:paragraph-rsid="005144d7" style:font-size-asian="5.25pt" style:font-weight-asian="bold" style:font-size-complex="6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style:font-name="Arial1" fo:font-size="14pt" fo:language="en" fo:country="US" style:text-underline-style="none" fo:font-weight="bold" officeooo:rsid="005144d7" officeooo:paragraph-rsid="005144d7" style:font-size-asian="14pt" style:font-weight-asian="bold" style:font-size-complex="14pt" style:font-weight-complex="bold"/>
    </style:style>
    <style:style style:name="P27" style:family="paragraph" style:parent-style-name="Text_20_body">
      <loext:graphic-properties draw:fill-gradient-name="gradient" draw:fill-hatch-name="hatch"/>
      <style:paragraph-properties fo:line-height="115%" fo:text-align="justify" style:justify-single-word="false"/>
      <style:text-properties style:font-name="Arial1" fo:font-size="12pt" fo:language="en" fo:country="US" style:text-underline-style="none" fo:font-weight="normal" officeooo:rsid="005144d7" officeooo:paragraph-rsid="005144d7" style:font-size-asian="12pt" style:font-weight-asian="normal" style:font-size-complex="12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1729ec"/>
    </style:style>
    <style:style style:name="T3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4" style:family="text">
      <style:text-properties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5" style:family="text">
      <style:text-properties fo:color="#000000" loext:opacity="100%" style:font-name="Arial1" fo:font-size="10pt" style:text-underline-style="none" fo:font-weight="bold" officeooo:rsid="003dd9ef" style:font-size-asian="10pt" style:font-weight-asian="bold" style:font-name-complex="Arial1" style:font-size-complex="10pt" style:font-weight-complex="bold"/>
    </style:style>
    <style:style style:name="T6" style:family="text">
      <style:text-properties fo:color="#000000" loext:opacity="100%" style:font-name="Arial1" fo:font-size="10pt" style:text-underline-style="none" fo:font-weight="bold" officeooo:rsid="005144d7" style:font-size-asian="10pt" style:font-weight-asian="bold" style:font-name-complex="Arial1" style:font-size-complex="10pt" style:font-weight-complex="bold"/>
    </style:style>
    <style:style style:name="T7" style:family="text">
      <style:text-properties style:text-position="super 58%"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144d7" style:font-weight-asian="bold" style:font-weight-complex="bold"/>
    </style:style>
    <style:style style:name="T10" style:family="text">
      <style:text-properties fo:font-weight="bold" officeooo:rsid="00557979" style:font-weight-asian="bold" style:font-weight-complex="bold"/>
    </style:style>
    <style:style style:name="T11" style:family="text">
      <style:text-properties fo:font-weight="bold" officeooo:rsid="00540cc3" style:font-weight-asian="bold" style:font-weight-complex="bold"/>
    </style:style>
    <style:style style:name="T12" style:family="text">
      <style:text-properties fo:font-weight="bold" officeooo:rsid="005845c3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568dc7"/>
    </style:style>
    <style:style style:name="T15" style:family="text">
      <style:text-properties officeooo:rsid="005144d7"/>
    </style:style>
    <style:style style:name="T16" style:family="text">
      <style:text-properties officeooo:rsid="00540cc3"/>
    </style:style>
    <style:style style:name="T17" style:family="text">
      <style:text-properties officeooo:rsid="00557979"/>
    </style:style>
    <style:style style:name="T18" style:family="text">
      <style:text-properties officeooo:rsid="00568dc7"/>
    </style:style>
    <style:style style:name="T19" style:family="text">
      <style:text-properties officeooo:rsid="00586d13"/>
    </style:style>
    <style:style style:name="T20" style:family="text">
      <style:text-properties officeooo:rsid="005a0df2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6"><text:span text:style-name="T3">Mòdul </text:span><text:span text:style-name="T5">9 – </text:span><text:span text:style-name="T6">UF1. Seguretat i criptografia</text:span></text:p>
          </table:table-cell>
        </table:table-row>
        <table:table-row table:style-name="Taula1.2">
          <table:table-cell table:style-name="Taula1.A2" office:value-type="string">
            <text:p text:style-name="P6"><text:span text:style-name="T4">2</text:span><text:span text:style-name="T7">n <text:s text:c="2"/></text:span><text:span text:style-name="T3">CFGS Desenvolupament d'Aplicacions Multiplataforma</text:span></text:p>
          </table:table-cell>
        </table:table-row>
      </table:table>
      <text:p text:style-name="P7"/>
      <text:p text:style-name="P25"/>
      <text:p text:style-name="P26"><text:span text:style-name="T20">A) </text:span>Programació segura. <text:span text:style-name="T20">Coses bàsiques a tenir en compte</text:span></text:p>
      <text:p text:style-name="P27">Unes quantes coses cal tenir en compte quan contemplem la seguretat en programació:</text:p>
      <text:p text:style-name="P9">1) <text:span text:style-name="T8">No usar passwords massa febles </text:span><text:span text:style-name="T15">(</text:span>fàcils d’obtenir per força bruta<text:span text:style-name="T15">) </text:span><text:span text:style-name="T9">ni </text:span><text:span text:style-name="T8">fàcilment deduïbles </text:span></text:p>
      <text:p text:style-name="P11"/>
      <text:p text:style-name="P12">Característiques d’un password adequat:</text:p>
      <text:p text:style-name="P13">a) <text:span text:style-name="T13">longitud</text:span>: la longitud mínima aconsellada actualment és no inferior a 8 caràcters</text:p>
      <text:p text:style-name="P13">b) <text:span text:style-name="T13">tipus de caràcters</text:span>: ha de contenir almenys 1 lletra minúscula, 1 lletra majúscula, 1 número i 1 caràcter especial</text:p>
      <text:p text:style-name="P13">c) <text:span text:style-name="T13">tipus de contingut</text:span>: no ha de ser una cosa fàcilment deduïble tenint en compte allò que pugui intentar usar un possible atacant (data de naixement, nom o cognoms de la persona, nom de l’aplicació o mòdul on permet l’accés, ...)</text:p>
      <text:p text:style-name="P10"/>
      <text:p text:style-name="P9">2) <text:span text:style-name="T8">No emmagatzemar </text:span><text:span text:style-name="T9">mai </text:span><text:span text:style-name="T8">passwords en clar</text:span></text:p>
      <text:p text:style-name="P13">Els passwords usats no s’haurien de guardar mai en clar i menys en llocs amb permisos generals de lectura (fitxers de configuració, fonts de programa, fitxer amb els passwords, ...)</text:p>
      <text:p text:style-name="P9"/>
      <text:p text:style-name="P9">3) <text:span text:style-name="T12">No</text:span><text:span text:style-name="T8"> </text:span><text:span text:style-name="T12">emmagatzemar</text:span><text:span text:style-name="T8"> fitxers de dades no encriptats </text:span><text:span text:style-name="T12">(preferentment)</text:span></text:p>
      <text:p text:style-name="P14">Si el sistema està prou aïllat es pot fer, però en la mesura en què la informació sigui confidencial i hi hagi risc d’atacs, caldria desar-la de manera encriptada.</text:p>
      <text:p text:style-name="P9"/>
      <text:p text:style-name="P9">4) <text:span text:style-name="T8">No transmetre </text:span><text:span text:style-name="T9">mai </text:span><text:span text:style-name="T8">dades no encriptades (especialment passwords)</text:span></text:p>
      <text:p text:style-name="P9"><text:tab/><text:span text:style-name="T15">Cal usar </text:span><text:span text:style-name="T19">protocols segurs i </text:span><text:span text:style-name="T15">criptografia en les transmissions de dades</text:span></text:p>
      <text:p text:style-name="P9"/>
      <text:p text:style-name="P22"/>
      <text:p text:style-name="P15"/>
      <text:p text:style-name="P24"><text:span text:style-name="T20">B) </text:span>Control d’accés a les aplicacions</text:p>
      <text:p text:style-name="P16">En una organització hi haurà aplicacions usables per a tots els usuaris que pertanyin a l’organització i d’altres de restringides.</text:p>
      <text:p text:style-name="P16">Es pot restringir accés a les aplicacions utilitzant eines del sistema (habitualment limitant els accessos de lectura i/o execució d’aplicacions utilitzant permisos).</text:p>
      <text:p text:style-name="P16">La limitació o concessió de <text:span text:style-name="T8">permisos per a accedir a aplicacions i a fitxers de dades </text:span>s’ha de fer <text:span text:style-name="T8">sempre a grups d’usuaris</text:span>. Mai o molt rarament s’hauria d’assignar permisos a usuaris individuals.</text:p>
      <text:p text:style-name="P16">Igualment, quan treballem amb una base de dades relacional podrem assignar diferents tipus de permisos a usuaris i grups d’usuaris.</text:p>
      <text:p text:style-name="P17"><text:soft-page-break/></text:p>
      <text:p text:style-name="P17">Concretament, <text:span text:style-name="T16">examinarem les possibilitats que tenim </text:span>per a concedir permisos en un entorn <text:span text:style-name="T8">MSSQL Server</text:span>.</text:p>
      <text:p text:style-name="P19">Si un servidor MSSQL Server s’ha configurat amb “Mixed security” ens permetrà crear usuaris del propi DBMS i, al mateix temps, usar usuaris i grups del sistema operatiu.</text:p>
      <text:p text:style-name="P23"/>
      <text:p text:style-name="P19">1) <text:span text:style-name="T8">Utilitza</text:span><text:span text:style-name="T10">ció</text:span><text:span text:style-name="T8"> </text:span><text:span text:style-name="T10">d’</text:span><text:span text:style-name="T8">usuaris de propi DBMS.</text:span> <text:span text:style-name="T17">P</text:span>ot ser útil si hi connectem remotament des d’usuaris no integrats al Sistema Operatiu Windows on resideix el servidor de dades, però té principalment 2 inconvenients:</text:p>
      <text:p text:style-name="P18">a) Necessitarem el nom d’usuari i el password per a connectar al servidor i pot ser que l’haguem de posar en un fitxer de text en clar (no encriptat)</text:p>
      <text:p text:style-name="P18">b) En aquest cas utilitzarem un usuari del DBMS i, com veurem, ens seria més útil treballar amb grups funcionals d’usuaris en comptes d’usuaris individuals</text:p>
      <text:p text:style-name="P20">2) <text:span text:style-name="T11">Utilitza</text:span><text:span text:style-name="T8">ció</text:span><text:span text:style-name="T11"> </text:span><text:span text:style-name="T8">d’</text:span><text:span text:style-name="T11">usuaris </text:span><text:span text:style-name="T8">i grups del Sistema Operatiu.</text:span><text:span text:style-name="T11"> </text:span>És molt recomanable per tal d’incrementar la seguretat utilitzar grups d’usuaris en comptes d’usuaris individuals.</text:p>
      <text:p text:style-name="P20">Si volem limitar l’accés d’usuaris a una aplicació caldria:</text:p>
      <text:p text:style-name="P20">a) <text:span text:style-name="T13">Definir les funcionalitats diferents</text:span> que permet dur a terme l’aplicació</text:p>
      <text:p text:style-name="P20">b) <text:span text:style-name="T13">Definir els grups d’usuaris</text:span> funcionals que poden desenvolupar aquestes funcions (per exemple, un grup d’usuaris “Comptabilitat” podrà llegir factures per a comptabilitzar-les, però no crear-ne de noves ni modificar o esborrar les existents: això formaria part dels permisos del grup d’usuaris “Facturació” que, al seu torn, no tindrien permisos per a comptabilitzar factures). L’ideal seria tenir grups d’usuaris el més disjunts possible pel que fa als permisos, però pot passar que un grup tingui permís per a realitzar múltiples funcions. <text:span text:style-name="T14">Caldrà definir aquests grups d’usuaris en el sistema operatiu</text:span><text:span text:style-name="T18">.</text:span></text:p>
      <text:p text:style-name="P20">c) <text:span text:style-name="T18">(Des del DBMS) </text:span><text:span text:style-name="T14">A</text:span><text:span text:style-name="T13">ssignar a cada </text:span><text:span text:style-name="T14">objecte de la base de dades </text:span><text:span text:style-name="T18">(taules, vistes, funcions i procediments) </text:span><text:span text:style-name="T14">i </text:span><text:span text:style-name="T13">grup d’usuaris</text:span>: permisos totals, de només lectura o absència de permisos.</text:p>
      <text:p text:style-name="P21">d) (Des del sistema operatiu) Crear usuaris individuals i assignar-los als grups funcionals corresponents en funció de les tasques a fer per cada usuari (per exemple, si algú ha de portar la facturació i la comptabilitat de l’organització haurà d’estar als dos grups “Facturació” i “Comptabilitat”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21">
      <number:year number:style="long"/>
    </number:date-style>
    <number:date-style style:name="N10104" number:language="ca" number:country="ES">
      <number:year number:style="long"/>
    </number:date-style>
    <number:date-style style:name="N2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ula15" style:family="table">
      <style:table-properties style:width="17.002cm" fo:margin-left="0cm" table:align="left" style:writing-mode="lr-tb"/>
    </style:style>
    <style:style style:name="Taula15.A" style:family="table-column">
      <style:table-column-properties style:column-width="8.996cm"/>
    </style:style>
    <style:style style:name="Taula15.B" style:family="table-column">
      <style:table-column-properties style:column-width="8.006cm"/>
    </style:style>
    <style:style style:name="Taula15.1" style:family="table-row">
      <style:table-row-properties style:min-row-height="0.905cm" fo:keep-together="auto"/>
    </style:style>
    <style:style style:name="Taula15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language="en" fo:country="US" style:text-underline-style="none" fo:font-weight="bold" officeooo:rsid="003a33e3" officeooo:paragraph-rsid="003a33e3" style:font-size-asian="10pt" style:font-weight-asian="bold"/>
    </style:style>
    <style:style style:name="MP2" style:family="paragraph" style:parent-style-name="Footnote">
      <style:paragraph-properties fo:padding="0cm" fo:border="none" style:snap-to-layout-grid="false"/>
      <style:text-properties fo:language="en" fo:country="US" officeooo:paragraph-rsid="002e1fcc"/>
    </style:style>
    <style:style style:name="MP3" style:family="paragraph" style:parent-style-name="Footnote">
      <style:paragraph-properties fo:padding="0cm" fo:border="none"/>
      <style:text-properties fo:font-size="8pt" fo:language="en" fo:country="US" officeooo:paragraph-rsid="002e1fcc" style:font-size-asian="8pt" style:font-size-complex="8pt"/>
    </style:style>
    <style:style style:name="MP4" style:family="paragraph" style:parent-style-name="Footnote">
      <style:paragraph-properties fo:text-align="end" style:justify-single-word="false" fo:padding="0cm" fo:border="none" style:snap-to-layout-grid="false"/>
      <style:text-properties fo:language="en" fo:country="US" officeooo:paragraph-rsid="002e1fcc"/>
    </style:style>
    <style:style style:name="MP5" style:family="paragraph" style:parent-style-name="Standard">
      <style:paragraph-properties fo:text-align="end" style:justify-single-word="false"/>
      <style:text-properties fo:language="en" fo:country="US" officeooo:paragraph-rsid="002e1fcc"/>
    </style:style>
    <style:style style:name="MP6" style:family="paragraph" style:parent-style-name="Standard">
      <style:text-properties fo:language="en" fo:country="US" officeooo:paragraph-rsid="002e1fcc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1729ec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22cm" fo:margin-bottom="0.6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2cm" fo:margin-left="0cm" fo:margin-right="0cm" fo:margin-bottom="0.499cm" style:dynamic-spacing="false"/>
      </style:header-style>
      <style:footer-style>
        <style:header-footer-properties svg:height="1.609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date-style style:name="N34">
      <number:month number:style="long" number:textual="true"/>
    </number:date-style>
  </office:automatic-styles>
  <office:master-styles>
    <style:master-page style:name="Standard" style:page-layout-name="Mpm1" draw:style-name="Mdp1">
      <style:header>
        <text:p text:style-name="MP1"><draw:frame draw:style-name="Mfr1" draw:name="Imagen 55" text:anchor-type="char" svg:x="-0.093cm" svg:y="-0.728cm" svg:width="6.72cm" svg:height="1.131cm" draw:z-index="3"><draw:image xlink:href="Pictures/10000000000002F20000007F241F027BA4879740.gif" xlink:type="simple" xlink:show="embed" xlink:actuate="onLoad" draw:mime-type="image/gif"/><draw:contour-polygon svg:width="748px" svg:height="118px" svg:viewBox="0 0 748 118" draw:points="0,0 0,118 748,118 748,0" draw:recreate-on-edit="false"/></draw:frame><draw:frame draw:style-name="Mfr2" draw:name="Google Shape;124;p14" text:anchor-type="char" svg:x="13.01cm" svg:y="-0.568cm" svg:width="4.076cm" svg:height="0.988cm" draw:z-index="1"><draw:image xlink:href="Pictures/10000001000001B700000071E6A4831387C6A5D3.png" xlink:type="simple" xlink:show="embed" xlink:actuate="onLoad" draw:mime-type="image/png"/></draw:frame></text:p>
      </style:header>
      <style:footer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2"><text:span text:style-name="MT1">Nom arxiu: </text:span><text:span text:style-name="MT1"><text:file-name text:display="name-and-extension">01_ED2DAM_ACT_2223_M09_UF3_Te1.odt</text:file-name></text:span></text:p>
              <text:p text:style-name="MP3">Elaborat: <text:s/><text:span text:style-name="MT2">Miquel Altayó</text:span></text:p>
            </table:table-cell>
            <table:table-cell table:style-name="Taula15.A1" office:value-type="string">
              <text:p text:style-name="MP4"><text:span text:style-name="MT1">Data: </text:span><text:span text:style-name="MT1"><text:date style:data-style-name="N34" text:date-value="2022-11-26T17:31:56.042403713">November</text:date></text:span><text:span text:style-name="MT1"><text:s/></text:span><text:span text:style-name="MT1"><text:date style:data-style-name="N121" text:date-value="2022-11-26T17:31:56.042584134">2022</text:date></text:span></text:p>
              <text:p text:style-name="MP5"><text:span text:style-name="MT1">Pàg. </text:span><text:span text:style-name="MT1"><text:page-number text:select-page="current">2</text:page-number></text:span><text:span text:style-name="MT1"><text:s/>de </text:span><text:span text:style-name="MT1"><text:page-count style:num-format="1"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q </meta:initial-creator>
    <meta:creation-date>2014-09-24T09:05:51.882548463</meta:creation-date>
    <dc:date>2022-11-26T17:31:50.105942050</dc:date>
    <meta:editing-duration>PT6H54M17S</meta:editing-duration>
    <meta:editing-cycles>49</meta:editing-cycles>
    <meta:generator>LibreOffice/7.3.7.2$Linux_X86_64 LibreOffice_project/30$Build-2</meta:generator>
    <meta:document-statistic meta:table-count="2" meta:image-count="2" meta:object-count="0" meta:page-count="2" meta:paragraph-count="35" meta:word-count="672" meta:character-count="4302" meta:non-whitespace-character-count="3659"/>
  </office:meta>
</office:document-meta>
</file>